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5.997cm"/>
    </style:style>
    <style:style style:name="co4" style:family="table-column">
      <style:table-column-properties fo:break-before="auto" style:column-width="4.498cm"/>
    </style:style>
    <style:style style:name="co5" style:family="table-column">
      <style:table-column-properties fo:break-before="auto" style:column-width="4.65cm"/>
    </style:style>
    <style:style style:name="co6" style:family="table-column">
      <style:table-column-properties fo:break-before="auto" style:column-width="5.353cm"/>
    </style:style>
    <style:style style:name="co7" style:family="table-column">
      <style:table-column-properties fo:break-before="auto" style:column-width="4.711cm"/>
    </style:style>
    <style:style style:name="co8" style:family="table-column">
      <style:table-column-properties fo:break-before="auto" style:column-width="7.01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005cm" fo:break-before="auto" style:use-optimal-row-height="true"/>
    </style:style>
    <style:style style:name="ro7" style:family="table-row">
      <style:table-row-properties style:row-height="1.02cm" fo:break-before="auto" style:use-optimal-row-height="true"/>
    </style:style>
    <style:style style:name="ro8" style:family="table-row">
      <style:table-row-properties style:row-height="0.954cm" fo:break-before="auto" style:use-optimal-row-height="true"/>
    </style:style>
    <style:style style:name="ro9" style:family="table-row">
      <style:table-row-properties style:row-height="2.434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000000" fo:border-top="none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cell-protect="none" style:print-content="true" fo:border="none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0.06pt double #000000" style:border-line-width-top="0cm 0.004cm 0.002cm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0.06pt double #000000" style:border-line-width-top="0cm 0.004cm 0.002cm"/>
      <style:text-properties style:use-window-font-color="true" style:text-outline="false" style:text-line-through-style="none" style:text-line-through-type="none" style:font-name="Times New Roman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4pt double #000000" style:border-line-width-bottom="0.005cm 0.005cm 0.005cm" fo:border-left="0.06pt double #000000" style:border-line-width-left="0cm 0.004cm 0.002cm" fo:border-right="none" fo:border-top="0.06pt double #000000" style:border-line-width-top="0cm 0.004cm 0.002cm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style:use-window-font-color="true" style:text-outline="false" style:text-line-through-style="none" style:text-line-through-type="none" style:font-name="Times New Roman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4pt double #000000" style:border-line-width-bottom="0.005cm 0.005cm 0.005cm" fo:border-left="0.06pt double #000000" style:border-line-width-left="0cm 0.004cm 0.002cm" fo:border-right="none" fo:border-top="none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0.06pt solid #000000" fo:border-right="0.99pt solid #000000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fo:color="#000000" style:text-outline="false" style:text-line-through-style="none" style:text-line-through-type="none" style:font-name="Arial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4pt double #000000" style:border-line-width-bottom="0.005cm 0.005cm 0.005cm" fo:border-left="0.06pt double #000000" style:border-line-width-left="0cm 0.004cm 0.002cm" fo:border-right="none" fo:border-top="none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double #000000" style:border-line-width-bottom="0cm 0.004cm 0.002cm" style:text-align-source="fix" style:repeat-content="false" fo:border-left="0.06pt double #000000" style:border-line-width-left="0cm 0.004cm 0.002cm" fo:border-right="0.4pt double #000000" style:border-line-width-right="0.005cm 0.005cm 0.005cm" fo:border-top="none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4pt double #000000" style:border-line-width-bottom="0.005cm 0.005cm 0.005cm" fo:border-left="0.06pt double #000000" style:border-line-width-left="0cm 0.004cm 0.002cm" fo:border-right="none" fo:border-top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double #000000" style:border-line-width-bottom="0.005cm 0.005cm 0.005cm" fo:border-left="0.06pt double #000000" style:border-line-width-left="0cm 0.004cm 0.002cm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4pt double #000000" style:border-line-width-bottom="0.005cm 0.005cm 0.005cm" fo:border-left="0.06pt double #000000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Arial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double #000000" style:border-line-width-bottom="0cm 0.004cm 0.002cm" fo:border-left="0.06pt double #000000" style:border-line-width-left="0cm 0.004cm 0.002cm" fo:border-right="0.4pt double #000000" style:border-line-width-right="0.005cm 0.005cm 0.005cm" fo:border-top="none"/>
      <style:text-properties style:use-window-font-color="true" style:text-outline="false" style:text-line-through-style="none" style:text-line-through-type="none" style:font-name="Aria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1pt" fo:country="PT" style:country-asian="CN" style:font-name-asian="Arial" style:font-size-asian="11pt"/>
    </style:style>
    <style:style style:name="T2" style:family="text">
      <style:text-properties fo:color="#000000" style:font-name="Arial" fo:font-size="11pt" style:country-asian="CN" style:font-name-asian="Arial" style:font-size-asian="11pt" fo:country="BR"/>
    </style:style>
    <style:style style:name="T3" style:family="text">
      <style:text-properties fo:color="#000000" style:font-name="Arial" fo:font-size="11pt" fo:country="US" style:country-asian="CN" style:font-name-asian="Arial" style:font-size-asian="11pt"/>
    </style:style>
    <style:style style:name="T4" style:family="text">
      <style:text-properties fo:color="#000000" style:font-name="Arial" fo:font-size="11pt" style:country-asian="CN" style:font-name-asian="Arial" style:font-size-asian="11pt" fo:country="GB"/>
    </style:style>
    <style:style style:name="T5" style:family="text">
      <style:text-properties fo:color="#000000" style:font-name="Arial" fo:font-size="11pt" fo:country="FR" style:country-asian="CN" style:font-name-asian="Arial" style:font-size-asian="11pt"/>
    </style:style>
    <style:style style:name="T6" style:family="text">
      <style:text-properties fo:color="#000000" style:font-name="Arial" fo:font-size="11pt" style:country-asian="CN" style:font-name-asian="Arial" style:font-size-asian="11pt" fo:country="PT"/>
    </style:style>
    <style:style style:name="T7" style:family="text">
      <style:text-properties fo:color="#000000" style:font-name="Arial" fo:font-size="11pt" style:country-asian="CN" style:font-name-asian="Arial" style:font-size-asian="11pt" fo:country="ES"/>
    </style:style>
    <style:style style:name="T8" style:family="text">
      <style:text-properties fo:color="#000000" style:font-name="Arial" fo:font-size="11pt" fo:country="VE" style:country-asian="CN" style:font-name-asian="Arial" style:font-size-asian="11pt"/>
    </style:style>
    <style:style style:name="T9" style:family="text">
      <style:text-properties fo:color="#000000" style:font-name="Arial" fo:font-size="11pt" fo:letter-spacing="0.002cm" fo:country="VE" style:country-asian="CN" style:font-name-asian="Arial" style:font-size-asian="11pt"/>
    </style:style>
    <style:style style:name="T10" style:family="text">
      <style:text-properties fo:color="#000000" style:font-name="Arial" fo:font-size="11pt" fo:letter-spacing="0.016cm" fo:country="VE" style:country-asian="CN" style:font-name-asian="Arial" style:font-size-asian="11pt"/>
    </style:style>
    <style:style style:name="T11" style:family="text">
      <style:text-properties fo:color="#000000" style:font-name="Arial" fo:font-size="11pt" fo:letter-spacing="0.004cm" fo:country="VE" style:country-asian="CN" style:font-name-asian="Arial" style:font-size-asian="11pt"/>
    </style:style>
    <style:style style:name="T12" style:family="text">
      <style:text-properties fo:color="#000000" style:font-name="Arial" fo:font-size="11pt" fo:country="VE" style:country-asian="CN" style:font-name-asian="Arial" style:font-size-asian="11pt" fo:letter-spacing="0.002cm"/>
    </style:style>
    <style:style style:name="T13" style:family="text">
      <style:text-properties fo:color="#000000" style:font-name="Arial" fo:font-size="11pt" fo:letter-spacing="0.025cm" fo:country="VE" style:country-asian="CN" style:font-name-asian="Arial" style:font-size-asian="11pt"/>
    </style:style>
    <style:style style:name="T14" style:family="text">
      <style:text-properties fo:color="#000000" style:font-size-asian="11pt" style:font-name-asian="Arial" fo:letter-spacing="normal" fo:country="VE" fo:font-size="11pt" style:font-name="Arial" style:country-asian="CN"/>
    </style:style>
    <style:style style:name="T15" style:family="text">
      <style:text-properties fo:color="#000000" style:font-size-asian="11pt" style:font-name-asian="Arial" fo:country="VE" fo:font-size="11pt" style:font-name="Arial" style:country-asian="CN" fo:letter-spacing="0.004cm"/>
    </style:style>
    <style:style style:name="T16" style:family="text">
      <style:text-properties fo:color="#000000" style:font-size-asian="11pt" style:font-name-asian="Arial" fo:country="VE" fo:font-size="11pt" style:font-name="Arial" style:country-asian="CN" fo:letter-spacing="normal"/>
    </style:style>
    <style:style style:name="T17" style:family="text">
      <style:text-properties style:country-asian="CN" fo:country="VE" style:font-size-asian="11pt" fo:font-size="11pt" style:font-name="Arial" style:font-name-asian="Arial" fo:letter-spacing="-0.004cm" fo:color="#000000"/>
    </style:style>
    <style:style style:name="T18" style:family="text">
      <style:text-properties fo:color="#000000" style:font-name="Arial" fo:font-size="11pt" fo:letter-spacing="normal" fo:country="VE" style:country-asian="CN" style:font-name-asian="Arial" style:font-size-asian="11pt"/>
    </style:style>
    <style:style style:name="T19" style:family="text">
      <style:text-properties fo:color="#000000" style:font-name="Arial" fo:font-size="11pt" fo:letter-spacing="-0.004cm" fo:country="VE" style:country-asian="CN" style:font-name-asian="Arial" style:font-size-asian="11pt"/>
    </style:style>
    <style:style style:name="T20" style:family="text">
      <style:text-properties fo:color="#000000" style:font-name="Arial" fo:font-size="11pt" fo:country="VE" style:country-asian="CN" style:font-name-asian="Arial" style:font-size-asian="11pt" fo:letter-spacing="0.004cm"/>
    </style:style>
    <style:style style:name="T21" style:family="text">
      <style:text-properties fo:color="#000000" style:font-name="Arial" fo:font-size="11pt" fo:country="VE" style:country-asian="CN" style:font-name-asian="Arial" style:font-size-asian="11pt" fo:letter-spacing="normal"/>
    </style:style>
    <style:style style:name="T22" style:family="text">
      <style:text-properties fo:color="#000000" style:font-name="Arial" fo:font-size="11pt" fo:country="ES" style:country-asian="CN" style:font-name-asian="Arial" style:font-size-asian="11pt"/>
    </style:style>
    <style:style style:name="T23" style:family="text">
      <style:text-properties fo:color="#000000" style:font-name="Arial" fo:font-size="11pt" fo:letter-spacing="0.011cm" fo:country="VE" style:country-asian="CN" style:font-name-asian="Arial" style:font-size-asian="11pt"/>
    </style:style>
    <style:style style:name="T24" style:family="text">
      <style:text-properties fo:color="#000000" style:font-name="Arial" fo:font-size="11pt" fo:letter-spacing="0.012cm" fo:country="VE" style:country-asian="CN" style:font-name-asian="Arial" style:font-size-asian="11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Default"/>
        <table:table-column table:style-name="co8" table:default-cell-style-name="ce14"/>
        <table:table-row table:style-name="ro1">
          <table:table-cell table:style-name="ce1" office:value-type="string" calcext:value-type="string">
            <text:p>País</text:p>
          </table:table-cell>
          <table:table-cell table:style-name="ce3" office:value-type="string" calcext:value-type="string">
            <text:p>Nombre Oficial del País</text:p>
          </table:table-cell>
          <table:table-cell table:style-name="ce3" office:value-type="string" calcext:value-type="string">
            <text:p>Dirección de la Embajada</text:p>
          </table:table-cell>
          <table:table-cell table:style-name="ce3" office:value-type="string" calcext:value-type="string">
            <text:p>Teléfonos Embajada</text:p>
          </table:table-cell>
          <table:table-cell table:style-name="ce3" office:value-type="string" calcext:value-type="string">
            <text:p>Fax</text:p>
          </table:table-cell>
          <table:table-cell table:style-name="ce3" office:value-type="string" calcext:value-type="string">
            <text:p>E-mail:</text:p>
          </table:table-cell>
          <table:table-cell table:style-name="ce3" office:value-type="string" calcext:value-type="string">
            <text:p>Página web:</text:p>
          </table:table-cell>
          <table:table-cell table:style-name="ce3" office:value-type="string" calcext:value-type="string">
            <text:p>Horario:</text:p>
          </table:table-cell>
        </table:table-row>
        <table:table-row table:style-name="ro2">
          <table:table-cell office:value-type="string" calcext:value-type="string">
            <text:p>alemania</text:p>
          </table:table-cell>
          <table:table-cell table:style-name="ce4" office:value-type="string" calcext:value-type="string">
            <text:p>República Federal de Alemania</text:p>
          </table:table-cell>
          <table:table-cell table:style-name="ce4" office:value-type="string" calcext:value-type="string">
            <text:p>Schillstr, 10, 10785, Berlín.</text:p>
          </table:table-cell>
          <table:table-cell table:style-name="ce4" office:value-type="string" calcext:value-type="string">
            <text:p>0049 308322400 / </text:p>
          </table:table-cell>
          <table:table-cell table:style-name="ce4" office:value-type="string" calcext:value-type="string">
            <text:p>0049 30 83224020 <text:s/>Despacho: 8322487 </text:p>
          </table:table-cell>
          <table:table-cell table:style-name="ce4" office:value-type="string" calcext:value-type="string">
            <text:p>embavenez.berlin@botschaft-venezuela.de</text:p>
          </table:table-cell>
          <table:table-cell table:style-name="ce27" office:value-type="string" calcext:value-type="string">
            <text:p><text:a xlink:href="http://www.botschaft-venezuela.de/" xlink:type="simple">www.botschaft-venezuela.de</text:a><text:span text:style-name="T8"> </text:span></text:p>
          </table:table-cell>
          <table:table-cell table:style-name="ce27" office:value-type="string" calcext:value-type="string">
            <text:p> <text:span text:style-name="T3">9:00 am A 17:00 pm</text:span>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República de Angola</text:p>
          </table:table-cell>
          <table:table-cell table:style-name="ce10" office:value-type="string" calcext:value-type="string">
            <text:p><text:span text:style-name="T1">Rua Engenheiro Armindo  de Andrade, Casa 163,  Bairrio Miramar, </text:span><text:span text:style-name="T2">Luanda-Angola</text:span></text:p>
          </table:table-cell>
          <table:table-cell office:value-type="string" calcext:value-type="string">
            <text:p>00244-222-441600/222440731</text:p>
          </table:table-cell>
          <table:table-cell table:style-name="ce24"/>
          <table:table-cell table:style-name="Default"/>
          <table:table-cell/>
          <table:table-cell table:style-name="Default"/>
        </table:table-row>
        <table:table-row table:style-name="ro3">
          <table:table-cell office:value-type="string" calcext:value-type="string">
            <text:p>antigua y barbudas</text:p>
          </table:table-cell>
          <table:table-cell office:value-type="string" calcext:value-type="string">
            <text:p>Antigua y Barbuda</text:p>
          </table:table-cell>
          <table:table-cell table:style-name="ce11" office:value-type="string" calcext:value-type="string">
            <text:p>Old Parham Road. “Alba Caribe” Building. First Floor. Saint John's P.O.B: 1201</text:p>
          </table:table-cell>
          <table:table-cell office:value-type="string" calcext:value-type="string">
            <text:p>001268-4621574 <text:s/>/ 4620568</text:p>
          </table:table-cell>
          <table:table-cell office:value-type="string" calcext:value-type="string">
            <text:p>001268-4621570</text:p>
          </table:table-cell>
          <table:table-cell office:value-type="string" calcext:value-type="string">
            <text:p>embaveneantigua@yahoo.es </text:p>
            <text:p>consulveneantigua@yahoo.es</text:p>
            <text:p>venezuelaninstitute@hotmail.com</text:p>
          </table:table-cell>
          <table:table-cell/>
          <table:table-cell office:value-type="string" calcext:value-type="string">
            <text:p>9:00am – 5:00pm (Embajada) - 7:30pm I.V.C.C. </text:p>
            <text:p>Diferencia de ½ hora adicional con respecto a Venezuela. </text:p>
          </table:table-cell>
        </table:table-row>
        <table:table-row table:style-name="ro4">
          <table:table-cell office:value-type="string" calcext:value-type="string">
            <text:p>Arabia Saudita</text:p>
          </table:table-cell>
          <table:table-cell office:value-type="string" calcext:value-type="string">
            <text:p>Reino de Arabia Saudita</text:p>
          </table:table-cell>
          <table:table-cell table:style-name="ce12" office:value-type="string" calcext:value-type="string">
            <text:p>AL- Kindi Plaza, Next to the Culture Palace, Office N°057, Diplomatiic Quarter, Riyadh. Kingdom of Saudi Arabia</text:p>
            <text:p>P.O.Box 94364, Riyadh 11963</text:p>
          </table:table-cell>
          <table:table-cell table:style-name="ce19" office:value-type="string" calcext:value-type="string">
            <text:p>00966 11 480 3880/ 480 7141 / 483 0205</text:p>
            <text:p> <text:span text:style-name="T8">Fax: 00966 11480090</text:span></text:p>
          </table:table-cell>
          <table:table-cell office:value-type="string" calcext:value-type="string">
            <text:p>009661-4800901</text:p>
          </table:table-cell>
          <table:table-cell office:value-type="string" calcext:value-type="string">
            <text:p>consulado.riad@gmail.com</text:p>
          </table:table-cell>
          <table:table-cell table:style-name="ce14" office:value-type="string" calcext:value-type="string">
            <text:p>www.embavenezarabia.org.sa</text:p>
          </table:table-cell>
          <table:table-cell office:value-type="string" calcext:value-type="string">
            <text:p>Sabado a miercoles 8:30am – 2:30pm</text:p>
          </table:table-cell>
        </table:table-row>
        <table:table-row table:style-name="ro5">
          <table:table-cell office:value-type="string" calcext:value-type="string">
            <text:p>Argentina</text:p>
          </table:table-cell>
          <table:table-cell table:style-name="ce6" office:value-type="string" calcext:value-type="string">
            <text:p>República Argentina</text:p>
          </table:table-cell>
          <table:table-cell table:style-name="ce13" office:value-type="string" calcext:value-type="string">
            <text:p>Luis María Campos 170, Buenos Aires, Capital Federal 1426, Argentina. </text:p>
          </table:table-cell>
          <table:table-cell table:style-name="ce13" office:value-type="string" calcext:value-type="string">
            <text:p>005411-41290800</text:p>
          </table:table-cell>
          <table:table-cell table:style-name="ce13" office:value-type="string" calcext:value-type="string">
            <text:p>005411-41290823 / 24</text:p>
          </table:table-cell>
          <table:table-cell table:style-name="ce13" office:value-type="string" calcext:value-type="string">
            <text:p><text:a xlink:href="mailto:embve.arbai@mppre.gob.ve" xlink:type="simple">embve.arbai@mppre.gob.ve</text:a> </text:p>
            <text:p><text:a xlink:href="mailto:despacho.argentina@mppre.gob.ve" xlink:type="simple">despacho.argentina@mppre.gob.ve</text:a> </text:p>
          </table:table-cell>
          <table:table-cell table:style-name="ce13" office:value-type="string" calcext:value-type="string">
            <text:p>http://www.argentina.embajada.gob.ve</text:p>
          </table:table-cell>
          <table:table-cell table:style-name="ce13" office:value-type="string" calcext:value-type="string">
            <text:p>Local 09:00 a 05:00 <text:s text:c="2"/>(Venezolano 08:00 a 13:00)</text:p>
          </table:table-cell>
        </table:table-row>
        <table:table-row table:style-name="ro5">
          <table:table-cell office:value-type="string" calcext:value-type="string">
            <text:p>Argelia</text:p>
          </table:table-cell>
          <table:table-cell office:value-type="string" calcext:value-type="string">
            <text:p>República Argelina Democrática y Popular</text:p>
          </table:table-cell>
          <table:table-cell office:value-type="string" calcext:value-type="string">
            <text:p>21-22 Coopérative El Feth, Sable Rouge, El Biar, Alger. Código Postal: 16606</text:p>
          </table:table-cell>
          <table:table-cell office:value-type="string" calcext:value-type="string">
            <text:p>00213 21 79 25 63/ 21 79 25 66 / 21 79 31 03</text:p>
          </table:table-cell>
          <table:table-cell table:style-name="ce11" office:value-type="string" calcext:value-type="string">
            <text:p>00213 21 79 37 13 / 00213 21 79 31 15</text:p>
          </table:table-cell>
          <table:table-cell table:style-name="ce13" office:value-type="string" calcext:value-type="string">
            <text:p><text:a xlink:href="mailto:embaveneargelia@gmail.com" xlink:type="simple">embaveneargelia@gmail.com</text:a> </text:p>
            <text:p><text:a xlink:href="mailto:embve.argelia@mppre.gob.ve" xlink:type="simple">embve.argelia@mppre.gob.ve</text:a></text:p>
          </table:table-cell>
          <table:table-cell table:style-name="ce19" office:value-type="string" calcext:value-type="string">
            <text:p><text:a xlink:href="http://www.embaveneargelia.com/" xlink:type="simple">http://www.embaveneargelia.com</text:a><text:span text:style-name="T8"> </text:span></text:p>
          </table:table-cell>
          <table:table-cell office:value-type="string" calcext:value-type="string">
            <text:p>Sábados a jueves: 08:30 a 15:30</text:p>
          </table:table-cell>
        </table:table-row>
        <table:table-row table:style-name="ro4">
          <table:table-cell table:number-columns-repeated="2" office:value-type="string" calcext:value-type="string">
            <text:p>Australia</text:p>
          </table:table-cell>
          <table:table-cell table:style-name="ce12" office:value-type="string" calcext:value-type="string">
            <text:p>7 Culgoa Circuit, O´Malley, ACT 2606, Canberra – Australia.</text:p>
            <text:p>P.O. Box 37 Woden, ACT. 2606, Australia.</text:p>
          </table:table-cell>
          <table:table-cell office:value-type="string" calcext:value-type="string">
            <text:p>00612-62-90.29.00 <text:s/>-- 62.90.29.67 – 62.90.29.68 <text:s/></text:p>
          </table:table-cell>
          <table:table-cell office:value-type="string" calcext:value-type="string">
            <text:p>00612-62 - 90.29.11</text:p>
          </table:table-cell>
          <table:table-cell table:style-name="ce13" office:value-type="string" calcext:value-type="string">
            <text:p><text:a xlink:href="mailto:embaustralia@venezuela-emb.org.au" xlink:type="simple">embaustralia@venezuela-emb.org.au</text:a> Embve.aucbr@mre.gob.ve</text:p>
          </table:table-cell>
          <table:table-cell table:style-name="ce19" office:value-type="string" calcext:value-type="string">
            <text:p><text:a xlink:href="http://www.venezuela-emb.org.au/" xlink:type="simple">http://www.venezuela-emb.org.au</text:a><text:span text:style-name="T8"> </text:span></text:p>
          </table:table-cell>
          <table:table-cell office:value-type="string" calcext:value-type="string">
            <text:p>Local 09:00 a 15:00  (venezolano 19:00 a 01:00)</text:p>
            <text:p>14 horas menos de diferencia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República Federal de Austria</text:p>
          </table:table-cell>
          <table:table-cell office:value-type="string" calcext:value-type="string">
            <text:p>Prinz Eugen Strasse 72/1/1, 1040 Viena.</text:p>
          </table:table-cell>
          <table:table-cell office:value-type="string" calcext:value-type="string">
            <text:p>00431-712263827</text:p>
          </table:table-cell>
          <table:table-cell office:value-type="string" calcext:value-type="string">
            <text:p>00431-7153219 </text:p>
          </table:table-cell>
          <table:table-cell office:value-type="string" calcext:value-type="string">
            <text:p>embajada@austria.gob.ve </text:p>
          </table:table-cell>
          <table:table-cell table:style-name="ce19" office:value-type="string" calcext:value-type="string">
            <text:p><text:a xlink:href="http://www.austria.gob.ve/" xlink:type="simple">www.austria.gob.ve</text:a><text:span text:style-name="T8"> </text:span></text:p>
          </table:table-cell>
          <table:table-cell office:value-type="string" calcext:value-type="string">
            <text:p>Local. 09:00 a 17:00 <text:s/>(Venezolano 04:00 a 11.00)</text:p>
          </table:table-cell>
        </table:table-row>
        <table:table-row table:style-name="ro5">
          <table:table-cell office:value-type="string" calcext:value-type="string">
            <text:p>Barbados</text:p>
          </table:table-cell>
          <table:table-cell table:style-name="ce7" office:value-type="string" calcext:value-type="string">
            <text:p>Barbados</text:p>
          </table:table-cell>
          <table:table-cell table:style-name="ce15" office:value-type="string" calcext:value-type="string">
            <text:p>Hastings Main Road, <text:s/>Coconut Walk, Christ Church, Barbados.</text:p>
          </table:table-cell>
          <table:table-cell table:style-name="ce20" office:value-type="string" calcext:value-type="string">
            <text:p>001246-4357619 / 8062 <text:s/></text:p>
          </table:table-cell>
          <table:table-cell table:style-name="ce20" office:value-type="string" calcext:value-type="string">
            <text:p>001246-4357830</text:p>
          </table:table-cell>
          <table:table-cell table:style-name="ce25" office:value-type="string" calcext:value-type="string">
            <text:p><text:a xlink:href="mailto:embve.bbbto@mre.gob.ve" xlink:type="simple">embve.bbbto@mre.gob.ve</text:a></text:p>
            <text:p><text:a xlink:href="mailto:embavenbdos@gmail.com" xlink:type="simple">embavenbdos@gmail.com</text:a></text:p>
          </table:table-cell>
          <table:table-cell/>
          <table:table-cell table:style-name="ce20" office:value-type="string" calcext:value-type="string">
            <text:p>09:00 a 15:00</text:p>
          </table:table-cell>
        </table:table-row>
        <table:table-row table:style-name="ro5">
          <table:table-cell office:value-type="string" calcext:value-type="string">
            <text:p>Belarús</text:p>
          </table:table-cell>
          <table:table-cell office:value-type="string" calcext:value-type="string">
            <text:p>República de Belarús</text:p>
          </table:table-cell>
          <table:table-cell table:style-name="ce16" office:value-type="string" calcext:value-type="string">
            <text:p>c/ Kurbysheva 14 220029 Minsk. Republica de Belarús</text:p>
          </table:table-cell>
          <table:table-cell office:value-type="string" calcext:value-type="string">
            <text:p>0037517-284-50-99 / 8618 <text:s/></text:p>
          </table:table-cell>
          <table:table-cell office:value-type="string" calcext:value-type="string">
            <text:p>0037517-2849347 / 9287 (Despacho Embajador)</text:p>
          </table:table-cell>
          <table:table-cell table:style-name="ce13" office:value-type="string" calcext:value-type="string">
            <text:p><text:a xlink:href="mailto:embavenbel@gmail.com" xlink:type="simple">embavenbel@gmail.com</text:a></text:p>
            <text:p>embve.bymn@mppre.gob.ve</text:p>
          </table:table-cell>
          <table:table-cell table:style-name="ce14" office:value-type="string" calcext:value-type="string">
            <text:p>www.embavenez.by</text:p>
          </table:table-cell>
          <table:table-cell table:style-name="Default"/>
        </table:table-row>
        <table:table-row table:style-name="ro2">
          <table:table-cell table:number-columns-repeated="2" office:value-type="string" calcext:value-type="string">
            <text:p>Belice</text:p>
          </table:table-cell>
          <table:table-cell table:style-name="ce10" office:value-type="string" calcext:value-type="string">
            <text:p><text:span text:style-name="T3">No. 17 Orchid Garden Street, Belmopan City, P.</text:span><text:span text:style-name="T4">O. Box 49  Belize.</text:span></text:p>
          </table:table-cell>
          <table:table-cell office:value-type="string" calcext:value-type="string">
            <text:p>00501-8222384 / 8222789</text:p>
          </table:table-cell>
          <table:table-cell office:value-type="string" calcext:value-type="string">
            <text:p>00501-8222022</text:p>
          </table:table-cell>
          <table:table-cell office:value-type="string" calcext:value-type="string">
            <text:p>embaven@btl.net </text:p>
          </table:table-cell>
          <table:table-cell/>
          <table:table-cell office:value-type="string" calcext:value-type="string">
            <text:p>Local 08:00h a 17.00h </text:p>
          </table:table-cell>
        </table:table-row>
        <table:table-row table:style-name="ro4">
          <table:table-cell office:value-type="string" calcext:value-type="string">
            <text:p>Bélgica</text:p>
          </table:table-cell>
          <table:table-cell office:value-type="string" calcext:value-type="string">
            <text:p>Reino de Bélgica</text:p>
          </table:table-cell>
          <table:table-cell table:style-name="ce11" office:value-type="string" calcext:value-type="string">
            <text:p>Avenue Franklin Roosevelt, 10. 1050. <text:s/>Bruselas, Bélgica.</text:p>
          </table:table-cell>
          <table:table-cell office:value-type="string" calcext:value-type="string">
            <text:p>0032-26390340 <text:s/>/41 <text:s text:c="2"/>Guardia 24h: 0032-498120462</text:p>
          </table:table-cell>
          <table:table-cell office:value-type="string" calcext:value-type="string">
            <text:p>0032-2645212</text:p>
          </table:table-cell>
          <table:table-cell office:value-type="string" calcext:value-type="string">
            <text:p>embajada@venezuela-eu-gob.ve </text:p>
            <text:p>sección.consular@venezuela-eu.gob.ve</text:p>
          </table:table-cell>
          <table:table-cell table:style-name="ce19" office:value-type="string" calcext:value-type="string">
            <text:p><text:a xlink:href="http://www.venezuela-eu-gob.ve/" xlink:type="simple">www.venezuela-eu-gob.ve</text:a><text:span text:style-name="T8"> </text:span></text:p>
          </table:table-cell>
          <table:table-cell table:style-name="ce18" office:value-type="string" calcext:value-type="string">
            <text:p>Local 09:30 a 18:00 <text:s/>(Verano 09:00 a 6:00pm)</text:p>
          </table:table-cell>
        </table:table-row>
        <table:table-row table:style-name="ro6">
          <table:table-cell office:value-type="string" calcext:value-type="string">
            <text:p>Benin</text:p>
          </table:table-cell>
          <table:table-cell table:style-name="ce8" office:value-type="string" calcext:value-type="string">
            <text:p>República de Benin</text:p>
          </table:table-cell>
          <table:table-cell table:style-name="ce17" office:value-type="string" calcext:value-type="string">
            <text:p><text:span text:style-name="T5">Lot 646 D, Les Cocotiers, dernier vons avant, l´aeroport. </text:span><text:span text:style-name="T6">Rue 972A.</text:span><text:span text:style-name="T2">  Apartado Postal: </text:span><text:span text:style-name="T6">08BP 564 Cotonou – Benin.</text:span></text:p>
          </table:table-cell>
          <table:table-cell table:style-name="ce2" office:value-type="string" calcext:value-type="string">
            <text:p>00229-21302388</text:p>
          </table:table-cell>
          <table:table-cell table:style-name="ce2" office:value-type="string" calcext:value-type="string">
            <text:p>00229-21303496</text:p>
          </table:table-cell>
          <table:table-cell table:style-name="ce2" office:value-type="string" calcext:value-type="string">
            <text:p>embavenezcotonou@gmail.com </text:p>
            <text:p>embve.bjctn@mre.gob.ve </text:p>
          </table:table-cell>
          <table:table-cell/>
          <table:table-cell table:style-name="ce9" office:value-type="string" calcext:value-type="string">
            <text:p>9am hasta 3:30pm</text:p>
          </table:table-cell>
        </table:table-row>
        <table:table-row table:style-name="ro7">
          <table:table-cell office:value-type="string" calcext:value-type="string">
            <text:p>Brasil</text:p>
          </table:table-cell>
          <table:table-cell office:value-type="string" calcext:value-type="string">
            <text:p>República Federativa de Brasil</text:p>
            <text:p/>
          </table:table-cell>
          <table:table-cell table:style-name="ce18" office:value-type="string" calcext:value-type="string">
            <text:p>Ses. Av. Das Naçoes, Lote 13, Cuadra 803, Brasilia</text:p>
            <text:p>CEP. 70451-900 D.F. Brasil</text:p>
          </table:table-cell>
          <table:table-cell office:value-type="string" calcext:value-type="string">
            <text:p>005561 21011010/ 005561 21011011</text:p>
            <text:p>24 horas: 005561-9984-34-09.</text:p>
          </table:table-cell>
          <table:table-cell office:value-type="string" calcext:value-type="string">
            <text:p>005561 33210871</text:p>
          </table:table-cell>
          <table:table-cell office:value-type="string" calcext:value-type="string">
            <text:p>sec@embvenezuela.org.ve</text:p>
          </table:table-cell>
          <table:table-cell table:style-name="ce14" office:value-type="string" calcext:value-type="string">
            <text:p>www.embvenezuela.org.br</text:p>
          </table:table-cell>
          <table:table-cell office:value-type="string" calcext:value-type="string">
            <text:p>9:00 A 13:00 Horas Y 14:00 A 17:00 </text:p>
            <text:p>Local 3 horas más que en Venezuela</text:p>
          </table:table-cell>
        </table:table-row>
        <table:table-row table:style-name="ro7">
          <table:table-cell office:value-type="string" calcext:value-type="string">
            <text:p>Bolivia</text:p>
          </table:table-cell>
          <table:table-cell office:value-type="string" calcext:value-type="string">
            <text:p>Estado Plurinacional de Bolivia</text:p>
          </table:table-cell>
          <table:table-cell office:value-type="string" calcext:value-type="string">
            <text:p>Final Calle 12 de Obrajes, Esquina Costanerita Nro. 1000.</text:p>
            <text:p>La Paz, Bolivia. Correo Postal: 960</text:p>
          </table:table-cell>
          <table:table-cell office:value-type="string" calcext:value-type="string">
            <text:p>00 591 2 2788501 <text:s text:c="2"/>/2788326 <text:s text:c="2"/>/2166450</text:p>
          </table:table-cell>
          <table:table-cell office:value-type="string" calcext:value-type="string">
            <text:p>00 591 2 2788254 Ext. 116 </text:p>
          </table:table-cell>
          <table:table-cell office:value-type="string" calcext:value-type="string">
            <text:p>embve.bopaz@mre.gob.ve</text:p>
          </table:table-cell>
          <table:table-cell table:style-name="ce14" office:value-type="string" calcext:value-type="string">
            <text:p>Www.embajadaenbolivia.gob.ve</text:p>
          </table:table-cell>
          <table:table-cell office:value-type="string" calcext:value-type="string">
            <text:p>09:00 a 13:00 / 14:00 a 17:0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República de Bulgaria</text:p>
          </table:table-cell>
          <table:table-cell office:value-type="string" calcext:value-type="string">
            <text:p>Boulevard Arsenalsky 11, Sofía 1421 - Bulgaria</text:p>
          </table:table-cell>
          <table:table-cell office:value-type="string" calcext:value-type="string">
            <text:p>003592-9631637 / 9631640</text:p>
          </table:table-cell>
          <table:table-cell office:value-type="string" calcext:value-type="string">
            <text:p>003592-9631642</text:p>
          </table:table-cell>
          <table:table-cell office:value-type="string" calcext:value-type="string">
            <text:p>embavenezuela@abv.bg</text:p>
          </table:table-cell>
          <table:table-cell/>
          <table:table-cell office:value-type="string" calcext:value-type="string">
            <text:p>Local 09:00 a 15:00 </text:p>
          </table:table-cell>
        </table:table-row>
        <table:table-row table:style-name="ro7">
          <table:table-cell office:value-type="string" calcext:value-type="string">
            <text:p>Canada</text:p>
          </table:table-cell>
          <table:table-cell office:value-type="string" calcext:value-type="string">
            <text:p>Canadá</text:p>
          </table:table-cell>
          <table:table-cell table:style-name="ce11" office:value-type="string" calcext:value-type="string">
            <text:p>32 Range Road, Ottawa, ON, Canadá</text:p>
            <text:p>Apartado Postal: ONK1N8J4</text:p>
          </table:table-cell>
          <table:table-cell office:value-type="string" calcext:value-type="string">
            <text:p>001613-2355151 / 5152 / 5697 / 5228</text:p>
            <text:p>Celular de Emergencia: 001613-4474576</text:p>
          </table:table-cell>
          <table:table-cell office:value-type="string" calcext:value-type="string">
            <text:p>001613-2353205</text:p>
          </table:table-cell>
          <table:table-cell office:value-type="string" calcext:value-type="string">
            <text:p>embve.caotw@mppre.gob.ve</text:p>
          </table:table-cell>
          <table:table-cell table:style-name="ce14" office:value-type="string" calcext:value-type="string">
            <text:p>www.misionvenezuela.org</text:p>
          </table:table-cell>
          <table:table-cell office:value-type="string" calcext:value-type="string">
            <text:p>09:00 a 16:00</text:p>
          </table:table-cell>
        </table:table-row>
        <table:table-row table:style-name="ro5">
          <table:table-cell table:style-name="ce2" office:value-type="string" calcext:value-type="string">
            <text:p>Colombia</text:p>
          </table:table-cell>
          <table:table-cell office:value-type="string" calcext:value-type="string">
            <text:p>República de Colombia</text:p>
          </table:table-cell>
          <table:table-cell office:value-type="string" calcext:value-type="string">
            <text:p>Carrera 11, No. 87-51, Piso 5, Bogotá – Colombia</text:p>
          </table:table-cell>
          <table:table-cell office:value-type="string" calcext:value-type="string">
            <text:p>00571-6445555 Ext: 1603</text:p>
          </table:table-cell>
          <table:table-cell office:value-type="string" calcext:value-type="string">
            <text:p>00571-6401242</text:p>
          </table:table-cell>
          <table:table-cell table:style-name="ce13" office:value-type="string" calcext:value-type="string">
            <text:p><text:a xlink:href="mailto:Correspondencia.colombia@mppre.gob.ve" xlink:type="simple">Correspondencia.colombia@mppre.gob.ve</text:a></text:p>
            <text:p>Correspondencia.colombia@gmail.com</text:p>
          </table:table-cell>
          <table:table-cell table:style-name="ce28" office:value-type="string" calcext:value-type="string">
            <text:p>Colombia.embajada.gob.ve</text:p>
          </table:table-cell>
          <table:table-cell office:value-type="string" calcext:value-type="string">
            <text:p>8:30am a 1:30pm, 4:30pm</text:p>
          </table:table-cell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República de Chile</text:p>
          </table:table-cell>
          <table:table-cell table:style-name="ce18" office:value-type="string" calcext:value-type="string">
            <text:p>Bustos N° 20-21, Comuna Providencia, Santiago de Chile. 16577-Santiago 9.</text:p>
          </table:table-cell>
          <table:table-cell office:value-type="string" calcext:value-type="string">
            <text:p>00562-365.87.00 / 365.87.12 / Guardia 24h: 0056 2 3658700</text:p>
            <text:p>Celular Guardia: 0056-97-61479574</text:p>
          </table:table-cell>
          <table:table-cell office:value-type="string" calcext:value-type="string">
            <text:p>00562-9819087</text:p>
          </table:table-cell>
          <table:table-cell office:value-type="string" calcext:value-type="string">
            <text:p>Embve.chile@mppre.gob.ve</text:p>
          </table:table-cell>
          <table:table-cell table:style-name="ce14" office:value-type="string" calcext:value-type="string">
            <text:p>Www.chile.embajada.gob.ve</text:p>
          </table:table-cell>
          <table:table-cell office:value-type="string" calcext:value-type="string">
            <text:p>9:00 AM A 17:00PM</text:p>
          </table:table-cell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República Popular China</text:p>
          </table:table-cell>
          <table:table-cell table:style-name="ce19" office:value-type="string" calcext:value-type="string">
            <text:p><text:span text:style-name="T3">14 Sanlitun Lu, Chaoyang District, Beijin 100600. </text:span>República Popular China. Código Postal: 100600</text:p>
          </table:table-cell>
          <table:table-cell office:value-type="string" calcext:value-type="string">
            <text:p>008610-65321295 / 2694 / 3654 / 3942 / 2767 / 0246</text:p>
            <text:p>Directo Embajador: 008610-65327404</text:p>
          </table:table-cell>
          <table:table-cell office:value-type="string" calcext:value-type="string">
            <text:p>008610-65323817</text:p>
          </table:table-cell>
          <table:table-cell office:value-type="string" calcext:value-type="string">
            <text:p>embavenez@venezuela.org.cn </text:p>
            <text:p>embve.cnbjn@mppre.gob.ve</text:p>
          </table:table-cell>
          <table:table-cell table:style-name="ce14" office:value-type="string" calcext:value-type="string">
            <text:p>www.venezuela.org.cn</text:p>
          </table:table-cell>
          <table:table-cell office:value-type="string" calcext:value-type="string">
            <text:p>9:00 a 12:00    ----   13:30 a 17:00</text:p>
            <text:p>+12 horas</text:p>
          </table:table-cell>
        </table:table-row>
        <table:table-row table:style-name="ro8">
          <table:table-cell office:value-type="string" calcext:value-type="string">
            <text:p>Chipre</text:p>
          </table:table-cell>
          <table:table-cell office:value-type="string" calcext:value-type="string">
            <text:p>República de Chipre</text:p>
          </table:table-cell>
          <table:table-cell table:style-name="ce18" office:value-type="string" calcext:value-type="string">
            <text:p>Andrea Zakou 12, 2404 Engomi, Nicosia- Chipre. P.O BOX 23367</text:p>
          </table:table-cell>
          <table:table-cell table:style-name="ce19" office:value-type="string" calcext:value-type="string">
            <text:p>00357<text:span text:style-name="T9">-</text:span>22445332<text:span text:style-name="T10">  </text:span>/33  <text:span text:style-name="T9">/</text:span>224<text:span text:style-name="T11">4</text:span>5399<text:span text:style-name="T10"> </text:span><text:span text:style-name="T12">/</text:span>98 <text:span text:style-name="T13"> </text:span></text:p>
          </table:table-cell>
          <table:table-cell office:value-type="string" calcext:value-type="string">
            <text:p>00357-22662975 <text:s/>/72</text:p>
          </table:table-cell>
          <table:table-cell table:style-name="ce19" office:value-type="string" calcext:value-type="string">
            <text:p><text:a xlink:href="mailto:embve.chipre@mppre.gob.ve" xlink:type="simple">emb</text:a><text:a xlink:href="mailto:embve.chipre@mppre.gob.ve" xlink:type="simple">v</text:a><text:a xlink:href="mailto:embve.chipre@mppre.gob.ve" xlink:type="simple">e.ch</text:a><text:a xlink:href="mailto:embve.chipre@mppre.gob.ve" xlink:type="simple">i</text:a><text:a xlink:href="mailto:embve.chipre@mppre.gob.ve" xlink:type="simple">pre</text:a><text:a xlink:href="mailto:embve.chipre@mppre.gob.ve" xlink:type="simple">@</text:a><text:a xlink:href="mailto:embve.chipre@mppre.gob.ve" xlink:type="simple">m</text:a><text:a xlink:href="mailto:embve.chipre@mppre.gob.ve" xlink:type="simple">p</text:a><text:a xlink:href="mailto:embve.chipre@mppre.gob.ve" xlink:type="simple">pre.g</text:a><text:a xlink:href="mailto:embve.chipre@mppre.gob.ve" xlink:type="simple">o</text:a><text:a xlink:href="mailto:embve.chipre@mppre.gob.ve" xlink:type="simple">b.</text:a><text:a xlink:href="mailto:embve.chipre@mppre.gob.ve" xlink:type="simple">v</text:a><text:a xlink:href="mailto:embve.chipre@mppre.gob.ve" xlink:type="simple">e</text:a></text:p>
            <text:p><text:span text:style-name="T14">E</text:span><text:span text:style-name="T15">m</text:span><text:span text:style-name="T16">b</text:span>a<text:span text:style-name="T17">v</text:span>en_ch<text:span text:style-name="T18">i</text:span>pre@ho<text:span text:style-name="T19">t</text:span><text:span text:style-name="T20">m</text:span><text:span text:style-name="T21">a</text:span><text:span text:style-name="T12">il</text:span>.com</text:p>
          </table:table-cell>
          <table:table-cell/>
          <table:table-cell table:style-name="ce19" office:value-type="string" calcext:value-type="string">
            <text:p><text:span text:style-name="T19">8</text:span><text:span text:style-name="T12">:</text:span>30 am<text:span text:style-name="T23"> </text:span>a<text:span text:style-name="T24"> </text:span>3<text:span text:style-name="T9">:</text:span>30<text:span text:style-name="T24"> </text:span>pm</text:p>
          </table:table-cell>
        </table:table-row>
        <table:table-row table:style-name="ro8">
          <table:table-cell office:value-type="string" calcext:value-type="string">
            <text:p>Corea del Sur</text:p>
          </table:table-cell>
          <table:table-cell office:value-type="string" calcext:value-type="string">
            <text:p>República de Corea</text:p>
          </table:table-cell>
          <table:table-cell table:style-name="ce10" office:value-type="string" calcext:value-type="string">
            <text:p><text:span text:style-name="T3">16FI, SC First Bank, Building 100, Gongpyung-dong Jongro-gu, Seoul. </text:span><text:span text:style-name="T7">(110-702) Korea</text:span></text:p>
          </table:table-cell>
          <table:table-cell table:style-name="ce16" office:value-type="string" calcext:value-type="string">
            <text:p>00822-7321546 / 47</text:p>
          </table:table-cell>
          <table:table-cell table:style-name="ce16" office:value-type="string" calcext:value-type="string">
            <text:p>00822-7321548</text:p>
          </table:table-cell>
          <table:table-cell table:style-name="ce19" office:value-type="string" calcext:value-type="string">
            <text:p>emvesel@kornet.net<text:span text:style-name="T22"> </text:span></text:p>
            <text:p>embavonozcoroa@gmail.com</text:p>
          </table:table-cell>
          <table:table-cell table:style-name="ce14" office:value-type="string" calcext:value-type="string">
            <text:p>www.venezuelaemb.or.kr</text:p>
          </table:table-cell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República de Congo</text:p>
          </table:table-cell>
          <table:table-cell table:style-name="ce20" office:value-type="string" calcext:value-type="string">
            <text:p>Calle <text:s/>Albert Bassandza, N° 6, Barrio Poto-Poto (a coté de la clínique COGEMO), Brazzaville,Código Postal: 03250</text:p>
          </table:table-cell>
          <table:table-cell table:style-name="ce23" office:value-type="string" calcext:value-type="string">
            <text:p>00242<text:span text:style-name="T9">-</text:span>06 604 40 40 / 05 376 57 87</text:p>
          </table:table-cell>
          <table:table-cell table:style-name="Default"/>
          <table:table-cell table:style-name="ce26" office:value-type="string" calcext:value-type="string">
            <text:p>embavenezbrazzville@gmail.com</text:p>
          </table:table-cell>
          <table:table-cell/>
          <table:table-cell table:style-name="ce26" office:value-type="string" calcext:value-type="string">
            <text:p>Lunes a Viernes de 8:00am a 3:00pm</text:p>
          </table:table-cell>
        </table:table-row>
        <table:table-row table:style-name="ro9">
          <table:table-cell/>
          <table:table-cell table:style-name="ce9" office:value-type="string" calcext:value-type="string">
            <text:p>República de Costa Rica</text:p>
          </table:table-cell>
          <table:table-cell table:style-name="ce21" office:value-type="string" calcext:value-type="string">
            <text:p>San José de Costa Rica, Rohrmoser, Pavas de la Casa del ExPresidente Oscar Arias, 100 mts al Sur, 400mts. al Oeste y 50 al Sur. </text:p>
          </table:table-cell>
          <table:table-cell office:value-type="string" calcext:value-type="string">
            <text:p>00506-22310974 / 0309 / 22203102</text:p>
          </table:table-cell>
          <table:table-cell office:value-type="string" calcext:value-type="string">
            <text:p>00506-223806</text:p>
          </table:table-cell>
          <table:table-cell office:value-type="string" calcext:value-type="string">
            <text:p>embve.crsjo@mppre.go.b.ve</text:p>
          </table:table-cell>
          <table:table-cell table:style-name="ce13" office:value-type="string" calcext:value-type="string">
            <text:p><text:a xlink:href="http://Www.embavenezcr.org/" xlink:type="simple">www.embavenezuelacr.org</text:a></text:p>
          </table:table-cell>
          <table:table-cell office:value-type="string" calcext:value-type="string">
            <text:p>9:00am a 17:00pm</text:p>
          </table:table-cell>
        </table:table-row>
        <table:table-row table:style-name="ro7">
          <table:table-cell/>
          <table:table-cell office:value-type="string" calcext:value-type="string">
            <text:p>República de Cuba</text:p>
          </table:table-cell>
          <table:table-cell office:value-type="string" calcext:value-type="string">
            <text:p>Calle 20. N° 512, Entre 5ta y 7ma, Miramar, Playa, La Habana. Apartado Postal: Casilla 76- Hotel Neptuno.</text:p>
          </table:table-cell>
          <table:table-cell office:value-type="string" calcext:value-type="string">
            <text:p>00537-2042662 / 2042612 <text:s/>/ 2042497 <text:s/>/ 2044967</text:p>
          </table:table-cell>
          <table:table-cell office:value-type="string" calcext:value-type="string">
            <text:p>00537-2042773</text:p>
          </table:table-cell>
          <table:table-cell office:value-type="string" calcext:value-type="string">
            <text:p>embajada@venezuela.co.cu </text:p>
            <text:p>embve.cuhbn@mppre.gob.ve</text:p>
          </table:table-cell>
          <table:table-cell table:style-name="ce19" office:value-type="string" calcext:value-type="string">
            <text:p><text:a xlink:href="http://www.venezuelaencuba.co.cu/" xlink:type="simple">www.venezuelaencuba.co.cu</text:a><text:span text:style-name="T8"> </text:span></text:p>
          </table:table-cell>
          <table:table-cell office:value-type="string" calcext:value-type="string">
            <text:p>09:00 a 17:00</text:p>
          </table:table-cell>
        </table:table-row>
        <table:table-row table:style-name="ro5">
          <table:table-cell/>
          <table:table-cell office:value-type="string" calcext:value-type="string">
            <text:p>Reino de Dinamarca</text:p>
          </table:table-cell>
          <table:table-cell table:style-name="ce12" office:value-type="string" calcext:value-type="string">
            <text:p>Todlbodgade 31, 3th. 1253 Copenhague K Dinamarca</text:p>
          </table:table-cell>
          <table:table-cell office:value-type="string" calcext:value-type="string">
            <text:p>0045-33936311 </text:p>
          </table:table-cell>
          <table:table-cell office:value-type="string" calcext:value-type="string">
            <text:p>0045-33377659</text:p>
          </table:table-cell>
          <table:table-cell table:style-name="ce13" office:value-type="string" calcext:value-type="string">
            <text:p><text:a xlink:href="mailto:embve.dkcop@mppre.gob.ve" xlink:type="simple">embve.dkcop@mppre.gob.ve</text:a></text:p>
            <text:p>emvendk@gmail.com</text:p>
          </table:table-cell>
          <table:table-cell table:style-name="ce14" office:value-type="string" calcext:value-type="string">
            <text:p>www.ve-ambassade.dk</text:p>
          </table:table-cell>
          <table:table-cell office:value-type="string" calcext:value-type="string">
            <text:p>9:00h a 16:00h</text:p>
          </table:table-cell>
        </table:table-row>
        <table:table-row table:style-name="ro7">
          <table:table-cell/>
          <table:table-cell table:style-name="ce7" office:value-type="string" calcext:value-type="string">
            <text:p>Mancomunidad de Dominica</text:p>
          </table:table-cell>
          <table:table-cell table:style-name="ce22" office:value-type="string" calcext:value-type="string">
            <text:p>13VICTORIA ST ROSEAU DOMINICA</text:p>
          </table:table-cell>
          <table:table-cell table:style-name="ce20" office:value-type="string" calcext:value-type="string">
            <text:p>001-767-4483348</text:p>
          </table:table-cell>
          <table:table-cell table:style-name="ce20" office:value-type="string" calcext:value-type="string">
            <text:p>001-767-4486198</text:p>
          </table:table-cell>
          <table:table-cell table:style-name="ce20" office:value-type="string" calcext:value-type="string">
            <text:p>embve.dmcop@mppre.gob.ve</text:p>
            <text:p>embven@cwdom.dm</text:p>
          </table:table-cell>
          <table:table-cell/>
          <table:table-cell table:style-name="ce20" office:value-type="string" calcext:value-type="string">
            <text:p>8:00 A 16:00</text:p>
          </table:table-cell>
        </table:table-row>
        <table:table-row table:style-name="ro7">
          <table:table-cell/>
          <table:table-cell table:style-name="ce7" office:value-type="string" calcext:value-type="string">
            <text:p>República del Ecuador</text:p>
          </table:table-cell>
          <table:table-cell table:style-name="ce20" office:value-type="string" calcext:value-type="string">
            <text:p>Av. Amazonas, No. 31-62 y Av. Eloy Alfaro, Edf. Comonsa, Piso 8.</text:p>
          </table:table-cell>
          <table:table-cell table:style-name="ce20" office:value-type="string" calcext:value-type="string">
            <text:p>00593-22554032 / 2557209 / 6001444 / 2554483</text:p>
          </table:table-cell>
          <table:table-cell table:style-name="ce20" office:value-type="string" calcext:value-type="string">
            <text:p>00593-2232334 / 2520306</text:p>
          </table:table-cell>
          <table:table-cell table:style-name="ce20" office:value-type="string" calcext:value-type="string">
            <text:p>embve.ecqto@mre.gob.ve</text:p>
            <text:p>embavenecua@gmail.com</text:p>
          </table:table-cell>
          <table:table-cell/>
          <table:table-cell table:style-name="ce20" office:value-type="string" calcext:value-type="string">
            <text:p>8:30 a 13:00 y 14:00 a 16:30</text:p>
          </table:table-cell>
        </table:table-row>
        <table:table-row table:style-name="ro1">
          <table:table-cell/>
          <table:table-cell office:value-type="string" calcext:value-type="string">
            <text:p>República Árabe de Egipto</text:p>
          </table:table-cell>
          <table:table-cell office:value-type="string" calcext:value-type="string">
            <text:p>N° 43, Road 18, El Nahda Square, Maadi, El Cairo-Egipto</text:p>
          </table:table-cell>
          <table:table-cell office:value-type="string" calcext:value-type="string">
            <text:p>00202-29812141 / 42 / 43</text:p>
          </table:table-cell>
          <table:table-cell office:value-type="string" calcext:value-type="string">
            <text:p>00202-23809291</text:p>
          </table:table-cell>
          <table:table-cell office:value-type="string" calcext:value-type="string">
            <text:p>embvenez@tedata.net.eg / eov@idsc.net.eg </text:p>
          </table:table-cell>
          <table:table-cell table:style-name="ce14" office:value-type="string" calcext:value-type="string">
            <text:p>www.embavenezegypt.com</text:p>
          </table:table-cell>
          <table:table-cell office:value-type="string" calcext:value-type="string">
            <text:p>09:00 am a 4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c </meta:initial-creator>
    <meta:creation-date>2014-11-21T11:00:21.085393032</meta:creation-date>
    <dc:date>2014-11-21T19:37:17.771327697</dc:date>
    <dc:creator>csc </dc:creator>
    <meta:editing-duration>PT6H37M48S</meta:editing-duration>
    <meta:editing-cycles>10</meta:editing-cycles>
    <meta:generator>LibreOffice/4.2.7.2$Linux_x86 LibreOffice_project/420m0$Build-2</meta:generator>
    <meta:document-statistic meta:table-count="1" meta:cell-count="217" meta:object-count="0"/>
  </office:meta>
</office:document-meta>
</file>